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RequestMatchersTests.isNotEmptyFo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exist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valueWithMatcherAndNumber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valueWi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Number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ArrayForAn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NotEmptyForAn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Map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existsForAn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existsForAn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EmptyForAn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NotEmptyFor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doesNotExistForAn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NotEmptyFor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valueWithMatcherAnd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MapForAn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valueWithDire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valueWith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NotEmptyForAn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NotEmptyFo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EmptyForAn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doesNotExis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EmptyForAn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NotEmptyFo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isString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Array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NotEmptyForAn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valueWithNumber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Tests.doesNotExistForAn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RequestMatchersTests.isBoolean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